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21"/>
      <text:p text:style-name="P16">%=TITRE=%,</text:p>
      <text:p text:style-name="P16"/>
      <text:p text:style-name="P16">Une contribution est allouée aux parents, dont le revenu déterminant est situé entre CHF %=<text:span text:style-name="T5">REVDETMIN</text:span>=% et CHF %=<text:span text:style-name="T5">REVDETMAX</text:span>=%, uniquement pour leurs enfants à charge. La contribution annuelle est fixée en fonction de ce revenu qui est détaillé au verso.</text:p>
      <text:p text:style-name="P16"/>
      <text:p text:style-name="P16">Etant donné que votre revenu déterminant, valable pour l'année %=RELATIV1=% uniquement, s'élève à CHF %=REVDET=%, nous avons le plaisir de vous annoncer que vous pouvez bénéficier des contributions suivantes :</text:p>
      <text:p text:style-name="P16">%#include AM_SUBSIDES#%</text:p>
      <text:p text:style-name="P16">%#include AM_INFO#%</text:p>
      <text:p text:style-name="P16">%#include AM_SIGNATURES#%</text:p>
      <text:p text:style-name="P22">%#include AM_REVENU_STANDARD#%</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st8</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2-03-27T15:33:31.94</dc:date>
    <meta:print-date>2003-09-10T06:53:00</meta:print-date>
    <meta:editing-cycles>115</meta:editing-cycles>
    <meta:editing-duration>PT6H57M23S</meta:editing-duration>
    <meta:document-statistic meta:table-count="0" meta:image-count="2" meta:object-count="0" meta:page-count="2" meta:paragraph-count="36" meta:word-count="306" meta:character-count="2249"/>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